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'Droid Sans Fallback'"/>
    <style:font-face style:name="Arial1" svg:font-family="Arial, Arial" style:font-family-generic="swiss"/>
    <style:font-face style:name="AR PL SungtiL GB1" svg:font-family="'AR PL SungtiL GB'" style:font-pitch="variable"/>
    <style:font-face style:name="SimSun" svg:font-family="SimSun, 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Circle" draw:marker-start-width="0.538cm" draw:marker-end="Arrow" draw:marker-end-width="0.538cm" draw:fill-color="#729fcf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00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stroke="none" svg:stroke-color="#000000" draw:fill="none" draw:fill-color="#ff8000" fo:min-height="1.897cm"/>
    </style:style>
    <style:style style:name="gr5" style:family="graphic" style:parent-style-name="standard">
      <style:graphic-properties draw:stroke="none" svg:stroke-color="#000000" draw:fill="none" draw:fill-color="#ffffff" fo:min-height="2.65cm"/>
    </style:style>
    <style:style style:name="gr6" style:family="graphic" style:parent-style-name="standard">
      <style:graphic-properties draw:stroke="none" svg:stroke-color="#000000" draw:fill="none" draw:fill-color="#ffffff" fo:min-height="3.793cm"/>
    </style:style>
    <style:style style:name="gr7" style:family="graphic" style:parent-style-name="standard">
      <style:graphic-properties svg:stroke-width="0.106cm" svg:stroke-color="#000000" draw:marker-start="Arrow" draw:marker-start-width="0.458cm" draw:marker-end-width="0.358cm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fo:min-height="0.847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836cm"/>
    </style:style>
    <style:style style:name="gr11" style:family="graphic" style:parent-style-name="standard">
      <style:graphic-properties draw:stroke="none" svg:stroke-color="#000000" draw:fill="none" draw:fill-color="#ffffff" fo:min-height="0.736cm"/>
    </style:style>
    <style:style style:name="gr12" style:family="graphic" style:parent-style-name="standard">
      <style:graphic-properties draw:stroke="none" svg:stroke-color="#000000" draw:fill="none" draw:fill-color="#ffffff" fo:min-height="0.775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 style:text-autospace="none"/>
      <style:text-properties fo:text-shadow="1pt 1pt"/>
    </style:style>
    <style:style style:name="P4" style:family="paragraph">
      <loext:graphic-properties draw:fill="none" draw:fill-color="#ffffff"/>
      <style:paragraph-properties fo:margin-left="0cm" fo:margin-right="0cm" fo:text-indent="0cm" style:text-autospace="none"/>
      <style:text-properties fo:text-shadow="1pt 1pt"/>
    </style:style>
    <style:style style:name="P5" style:family="paragraph">
      <style:paragraph-properties fo:margin-left="0cm" fo:margin-right="0cm" fo:text-indent="0cm" style:text-autospace="none"/>
      <style:text-properties fo:text-shadow="1pt 1pt" fo:background-color="transparent"/>
    </style:style>
    <style:style style:name="P6" style:family="paragraph">
      <loext:graphic-properties draw:fill="none" draw:fill-color="#ff8000"/>
      <style:paragraph-properties fo:margin-left="0cm" fo:margin-right="0cm" fo:text-indent="0cm" style:text-autospace="none"/>
      <style:text-properties style:font-name="Arial1" fo:font-size="12pt" fo:language="en" fo:country="US" fo:text-shadow="1pt 1pt" fo:background-color="transparent" style:font-name-asian="SimSun1" style:font-size-asian="12pt" style:font-name-complex="Arial1" style:font-size-complex="12pt"/>
    </style:style>
    <style:style style:name="P7" style:family="paragraph">
      <loext:graphic-properties draw:fill="none" draw:fill-color="#ffffff"/>
      <style:paragraph-properties fo:margin-left="0cm" fo:margin-right="0cm" fo:text-indent="0cm" style:text-autospace="none"/>
      <style:text-properties style:font-name="Arial1" fo:font-size="12pt" fo:language="en" fo:country="US" fo:text-shadow="1pt 1pt" style:font-name-asian="SimSun1" style:font-size-asian="12pt" style:font-name-complex="Arial1" style:font-size-complex="12pt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language="en" fo:country="US" fo:font-style="normal" style:text-underline-style="none" fo:font-weight="normal" style:letter-kerning="true" style:font-name-asian="SimSun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language="en" fo:country="US" fo:font-style="normal" style:text-underline-style="none" fo:font-weight="normal" style:letter-kerning="true" fo:background-color="transparent" style:font-name-asian="SimSun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language="en" fo:country="US" fo:font-style="normal" fo:text-shadow="1pt 1pt" style:text-underline-style="none" fo:font-weight="normal" style:letter-kerning="true" style:font-name-asian="SimSun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cm" svg:y1="10cm" svg:x2="8cm" svg:y2="10cm">
          <text:p/>
        </draw:line>
        <draw:line draw:style-name="gr2" draw:text-style-name="P2" draw:layer="layout" svg:x1="8cm" svg:y1="10cm" svg:x2="13cm" svg:y2="10cm">
          <text:p/>
        </draw:line>
        <draw:frame draw:style-name="gr3" draw:text-style-name="P4" draw:layer="layout" svg:width="3.3cm" svg:height="3.095cm" svg:x="8.8cm" svg:y="11.005cm">
          <draw:text-box>
            <text:p text:style-name="P3"><text:span text:style-name="T1">MySQL </text:span><text:span text:style-name="T1">connectivity with </text:span><text:span text:style-name="T1">server to store </text:span><text:span text:style-name="T1">data and </text:span><text:span text:style-name="T1">determine Bill </text:span><text:span text:style-name="T1">amount</text:span></text:p>
          </draw:text-box>
        </draw:frame>
        <draw:frame draw:style-name="gr4" draw:text-style-name="P6" draw:layer="layout" svg:width="3.1cm" svg:height="3.095cm" svg:x="4cm" svg:y="11cm">
          <draw:text-box>
            <text:p text:style-name="P5"><text:span text:style-name="T2">Writing server side </text:span><text:span text:style-name="T2">software to accept &amp; </text:span><text:span text:style-name="T2">process </text:span><text:span text:style-name="T2">connections.</text:span></text:p>
          </draw:text-box>
        </draw:frame>
        <draw:line draw:style-name="gr2" draw:text-style-name="P2" draw:layer="layout" svg:x1="13cm" svg:y1="10.026cm" svg:x2="18cm" svg:y2="10.026cm">
          <text:p/>
        </draw:line>
        <draw:line draw:style-name="gr2" draw:text-style-name="P2" draw:layer="layout" svg:x1="18cm" svg:y1="10cm" svg:x2="23cm" svg:y2="10cm">
          <text:p/>
        </draw:line>
        <draw:frame draw:style-name="gr5" draw:text-style-name="P7" draw:layer="layout" svg:width="3.1cm" svg:height="2.9cm" svg:x="14cm" svg:y="11.1cm">
          <draw:text-box>
            <text:p text:style-name="P3"><text:span text:style-name="T3">Multiplexing multiple </text:span><text:span text:style-name="T3">buttons to limited </text:span><text:span text:style-name="T3">MCU pins.</text:span></text:p>
          </draw:text-box>
        </draw:frame>
        <draw:line draw:style-name="gr2" draw:text-style-name="P2" draw:layer="layout" svg:x1="23cm" svg:y1="10cm" svg:x2="28cm" svg:y2="10cm">
          <text:p/>
        </draw:line>
        <draw:frame draw:style-name="gr5" draw:text-style-name="P7" draw:layer="layout" svg:width="3cm" svg:height="2.9cm" svg:x="19cm" svg:y="11cm">
          <draw:text-box>
            <text:p text:style-name="P3"><text:span text:style-name="T1">Mechanism </text:span><text:span text:style-name="T1">to determine </text:span><text:span text:style-name="T1">the flip of </text:span><text:span text:style-name="T1">pages.</text:span></text:p>
          </draw:text-box>
        </draw:frame>
        <draw:frame draw:style-name="gr6" draw:text-style-name="P7" draw:layer="layout" svg:width="3.5cm" svg:height="4.043cm" svg:x="23.9cm" svg:y="11cm">
          <draw:text-box>
            <text:p text:style-name="P3"><text:span text:style-name="T1">Interfacing LCD/7-</text:span><text:span text:style-name="T1">segment display with </text:span><text:span text:style-name="T1">MCU and putting </text:span><text:span text:style-name="T1">everything on board.</text:span></text:p>
          </draw:text-box>
        </draw:frame>
        <draw:line draw:style-name="gr7" draw:text-style-name="P2" draw:layer="layout" svg:x1="8cm" svg:y1="10.1cm" svg:x2="8cm" svg:y2="14.6cm">
          <text:p/>
        </draw:line>
        <draw:line draw:style-name="gr7" draw:text-style-name="P2" draw:layer="layout" svg:x1="13cm" svg:y1="10.2cm" svg:x2="13cm" svg:y2="14.7cm">
          <text:p/>
        </draw:line>
        <draw:line draw:style-name="gr7" draw:text-style-name="P2" draw:layer="layout" svg:x1="18cm" svg:y1="10.2cm" svg:x2="18cm" svg:y2="14.7cm">
          <text:p/>
        </draw:line>
        <draw:line draw:style-name="gr7" draw:text-style-name="P2" draw:layer="layout" svg:x1="23cm" svg:y1="10.3cm" svg:x2="23cm" svg:y2="14.8cm">
          <text:p/>
        </draw:line>
        <draw:line draw:style-name="gr7" draw:text-style-name="P2" draw:layer="layout" svg:x1="28cm" svg:y1="10.2cm" svg:x2="28cm" svg:y2="14.7cm">
          <text:p/>
        </draw:line>
        <draw:frame draw:style-name="gr8" draw:text-style-name="P9" draw:layer="layout" svg:width="3.6cm" svg:height="1.097cm" svg:x="6.4cm" svg:y="16.903cm">
          <draw:text-box>
            <text:p text:style-name="P8">15<text:span text:style-name="T4">th </text:span>March</text:p>
          </draw:text-box>
        </draw:frame>
        <draw:frame draw:style-name="gr9" draw:text-style-name="P9" draw:layer="layout" svg:width="3.7cm" svg:height="1cm" svg:x="11.4cm" svg:y="16.9cm">
          <draw:text-box>
            <text:p text:style-name="P8">20<text:span text:style-name="T4">th</text:span> March</text:p>
          </draw:text-box>
        </draw:frame>
        <draw:frame draw:style-name="gr10" draw:text-style-name="P9" draw:layer="layout" svg:width="3.6cm" svg:height="1.086cm" svg:x="16.2cm" svg:y="16.9cm">
          <draw:text-box>
            <text:p text:style-name="P8"><text:span text:style-name="T5">30</text:span><text:span text:style-name="T4">th</text:span> March</text:p>
          </draw:text-box>
        </draw:frame>
        <draw:frame draw:style-name="gr11" draw:text-style-name="P9" draw:layer="layout" svg:width="3.4cm" svg:height="0.986cm" svg:x="21.4cm" svg:y="16.914cm">
          <draw:text-box>
            <text:p text:style-name="P8"><text:span text:style-name="T5">18</text:span><text:span text:style-name="T4">rd</text:span> April</text:p>
          </draw:text-box>
        </draw:frame>
        <draw:frame draw:style-name="gr11" draw:text-style-name="P9" draw:layer="layout" svg:width="3.4cm" svg:height="0.986cm" svg:x="25.4cm" svg:y="16.914cm">
          <draw:text-box>
            <text:p text:style-name="P8"><text:span text:style-name="T5">23</text:span><text:span text:style-name="T4">th</text:span> April</text:p>
          </draw:text-box>
        </draw:frame>
        <draw:frame draw:style-name="gr12" draw:text-style-name="P9" draw:layer="layout" svg:width="3.8cm" svg:height="1.025cm" svg:x="1.3cm" svg:y="17cm">
          <draw:text-box>
            <text:p text:style-name="P8">Achieved:</text:p>
          </draw:text-box>
        </draw:frame>
        <draw:frame draw:style-name="gr12" draw:text-style-name="P9" draw:layer="layout" svg:width="3.8cm" svg:height="1.025cm" svg:x="1.3cm" svg:y="15cm">
          <draw:text-box>
            <text:p text:style-name="P8">Proposed:</text:p>
          </draw:text-box>
        </draw:frame>
        <draw:frame draw:style-name="gr8" draw:text-style-name="P9" draw:layer="layout" svg:width="3.6cm" svg:height="1.097cm" svg:x="6.3cm" svg:y="15.003cm">
          <draw:text-box>
            <text:p text:style-name="P8">15<text:span text:style-name="T4">th </text:span>March</text:p>
          </draw:text-box>
        </draw:frame>
        <draw:frame draw:style-name="gr9" draw:text-style-name="P9" draw:layer="layout" svg:width="3.7cm" svg:height="1cm" svg:x="11.4cm" svg:y="15.1cm">
          <draw:text-box>
            <text:p text:style-name="P8">20<text:span text:style-name="T4">th</text:span> March</text:p>
          </draw:text-box>
        </draw:frame>
        <draw:frame draw:style-name="gr10" draw:text-style-name="P9" draw:layer="layout" svg:width="3.6cm" svg:height="1.086cm" svg:x="16.2cm" svg:y="15.1cm">
          <draw:text-box>
            <text:p text:style-name="P8"><text:span text:style-name="T5">27</text:span><text:span text:style-name="T4">th</text:span> March</text:p>
          </draw:text-box>
        </draw:frame>
        <draw:frame draw:style-name="gr11" draw:text-style-name="P9" draw:layer="layout" svg:width="3.4cm" svg:height="0.986cm" svg:x="21.5cm" svg:y="15.014cm">
          <draw:text-box>
            <text:p text:style-name="P8"><text:span text:style-name="T5">3</text:span><text:span text:style-name="T4">rd</text:span> April</text:p>
          </draw:text-box>
        </draw:frame>
        <draw:frame draw:style-name="gr11" draw:text-style-name="P9" draw:layer="layout" svg:width="3.4cm" svg:height="0.986cm" svg:x="25.3cm" svg:y="15.2cm">
          <draw:text-box>
            <text:p text:style-name="P8"><text:span text:style-name="T5">15</text:span><text:span text:style-name="T4">th</text:span> Apri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, 'Droid Sans Fallback'"/>
    <style:font-face style:name="Arial1" svg:font-family="Arial, Arial" style:font-family-generic="swiss"/>
    <style:font-face style:name="AR PL SungtiL GB1" svg:font-family="'AR PL SungtiL GB'" style:font-pitch="variable"/>
    <style:font-face style:name="SimSun" svg:font-family="SimSun, 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22:42:39.603178934</meta:creation-date>
    <dc:date>2019-04-29T04:22:52.991463003</dc:date>
    <meta:editing-duration>PT23M34S</meta:editing-duration>
    <meta:editing-cycles>2</meta:editing-cycles>
    <meta:generator>LibreOffice/6.2.2.2$Linux_X86_64 LibreOffice_project/2b840030fec2aae0fd2658d8d4f9548af4e3518d</meta:generator>
    <meta:document-statistic meta:object-count="27"/>
  </office:meta>
</office:document-meta>
</file>